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 draw:shadow-opacity="50%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 draw:shadow="visible" draw:shadow-opacity="50%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AID 0" draw:style-name="dp1" draw:master-page-name="Обычный">
        <office:forms form:automatic-focus="false" form:apply-design-mode="false"/>
        <draw:custom-shape draw:style-name="gr1" draw:text-style-name="P1" draw:layer="layout" svg:width="7cm" svg:height="5.5cm" svg:x="19.5cm" svg:y="1.5cm">
          <text:p/>
          <draw:enhanced-geometry svg:viewBox="0 0 88 21600" draw:mirror-horizontal="false" draw:mirror-vertical="false" draw:glue-points="44 ?f6 44 0 0 10800 44 21600 88 10800" draw:text-areas="0 ?f6 88 ?f3" draw:type="can" draw:modifiers="3828.394837302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7cm" svg:height="5.5cm" svg:x="10.5cm" svg:y="1.5cm">
          <text:p/>
          <draw:enhanced-geometry svg:viewBox="0 0 88 21600" draw:mirror-horizontal="false" draw:mirror-vertical="false" draw:glue-points="44 ?f6 44 0 0 10800 44 21600 88 10800" draw:text-areas="0 ?f6 88 ?f3" draw:type="can" draw:modifiers="3828.394837302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7cm" svg:height="5.5cm" svg:x="1.5cm" svg:y="1.5cm">
          <text:p/>
          <draw:enhanced-geometry svg:viewBox="0 0 88 21600" draw:mirror-horizontal="false" draw:mirror-vertical="false" draw:glue-points="44 ?f6 44 0 0 10800 44 21600 88 10800" draw:text-areas="0 ?f6 88 ?f3" draw:type="can" draw:modifiers="3828.394837302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" draw:text-style-name="P1" draw:layer="layout" svg:width="7cm" svg:height="2.5cm" svg:x="1.5cm" svg:y="4.5cm">
            <text:p text:style-name="P1">D7</text:p>
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7cm" svg:height="2.5cm" svg:x="1.5cm" svg:y="3cm">
            <text:p text:style-name="P1">D4</text:p>
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7cm" svg:height="2.5cm" svg:x="1.5cm" svg:y="1.5cm">
            <text:p text:style-name="P1">D1</text:p>
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2" draw:text-style-name="P1" draw:layer="layout" svg:width="7cm" svg:height="2.5cm" svg:x="10.5cm" svg:y="4.5cm">
            <text:p text:style-name="P1">D8</text:p>
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7cm" svg:height="2.5cm" svg:x="10.5cm" svg:y="3cm">
            <text:p text:style-name="P1">D5</text:p>
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7cm" svg:height="2.5cm" svg:x="10.5cm" svg:y="1.5cm">
            <text:p text:style-name="P1">D2</text:p>
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2" draw:text-style-name="P1" draw:layer="layout" svg:width="7cm" svg:height="2.5cm" svg:x="19.5cm" svg:y="4.5cm">
            <text:p text:style-name="P1">D9</text:p>
            <draw:enhanced-geometry svg:viewBox="0 0 88 21600" draw:mirror-horizontal="false" draw:mirror-vertical="false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7cm" svg:height="2.5cm" svg:x="19.5cm" svg:y="3cm">
            <text:p text:style-name="P1">D6</text:p>
            <draw:enhanced-geometry svg:viewBox="0 0 88 21600" draw:mirror-horizontal="false" draw:mirror-vertical="false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7cm" svg:height="2.5cm" svg:x="19.5cm" svg:y="1.5cm">
            <text:p text:style-name="P1">D3</text:p>
            <draw:enhanced-geometry svg:viewBox="0 0 88 21600" draw:mirror-horizontal="false" draw:mirror-vertical="false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  <draw:page draw:name="RAID 1" draw:style-name="dp1" draw:master-page-name="Обычный">
        <office:forms form:automatic-focus="false" form:apply-design-mode="false"/>
        <draw:custom-shape draw:style-name="gr1" draw:text-style-name="P1" draw:layer="layout" svg:width="7cm" svg:height="5.5cm" svg:x="19.5cm" svg:y="2cm">
          <text:p/>
          <draw:enhanced-geometry svg:viewBox="0 0 88 21600" draw:mirror-horizontal="false" draw:mirror-vertical="false" draw:glue-points="44 ?f6 44 0 0 10800 44 21600 88 10800" draw:text-areas="0 ?f6 88 ?f3" draw:type="can" draw:modifiers="3828.394837302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7cm" svg:height="5.5cm" svg:x="10.5cm" svg:y="2cm">
          <text:p/>
          <draw:enhanced-geometry svg:viewBox="0 0 88 21600" draw:mirror-horizontal="false" draw:mirror-vertical="false" draw:glue-points="44 ?f6 44 0 0 10800 44 21600 88 10800" draw:text-areas="0 ?f6 88 ?f3" draw:type="can" draw:modifiers="3828.394837302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7cm" svg:height="5.5cm" svg:x="1.5cm" svg:y="2cm">
          <text:p/>
          <draw:enhanced-geometry svg:viewBox="0 0 88 21600" draw:mirror-horizontal="false" draw:mirror-vertical="false" draw:glue-points="44 ?f6 44 0 0 10800 44 21600 88 10800" draw:text-areas="0 ?f6 88 ?f3" draw:type="can" draw:modifiers="3828.394837302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" draw:text-style-name="P1" draw:layer="layout" svg:width="7cm" svg:height="2.5cm" svg:x="1.5cm" svg:y="5cm">
            <text:p text:style-name="P1">D3</text:p>
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7cm" svg:height="2.5cm" svg:x="1.5cm" svg:y="3.5cm">
            <text:p text:style-name="P1">D2</text:p>
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7cm" svg:height="2.5cm" svg:x="1.5cm" svg:y="2cm">
            <text:p text:style-name="P1">D1</text:p>
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g>
            <draw:custom-shape draw:style-name="gr2" draw:text-style-name="P1" draw:layer="layout" svg:width="7cm" svg:height="2.5cm" svg:x="10.5cm" svg:y="5cm">
              <text:p text:style-name="P1">D3</text:p>
  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" draw:text-style-name="P1" draw:layer="layout" svg:width="7cm" svg:height="2.5cm" svg:x="10.5cm" svg:y="3.5cm">
              <text:p text:style-name="P1">D2</text:p>
  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" draw:text-style-name="P1" draw:layer="layout" svg:width="7cm" svg:height="2.5cm" svg:x="10.5cm" svg:y="2cm">
              <text:p text:style-name="P1">D1</text:p>
  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</draw:g>
        <draw:g>
          <draw:g>
            <draw:custom-shape draw:style-name="gr2" draw:text-style-name="P1" draw:layer="layout" svg:width="7cm" svg:height="2.5cm" svg:x="19.5cm" svg:y="5cm">
              <text:p text:style-name="P1">D3</text:p>
  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" draw:text-style-name="P1" draw:layer="layout" svg:width="7cm" svg:height="2.5cm" svg:x="19.5cm" svg:y="3.5cm">
              <text:p text:style-name="P1">D2</text:p>
  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" draw:text-style-name="P1" draw:layer="layout" svg:width="7cm" svg:height="2.5cm" svg:x="19.5cm" svg:y="2cm">
              <text:p text:style-name="P1">D1</text:p>
  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</draw:g>
      </draw:page>
      <draw:page draw:name="RAID 2-4" draw:style-name="dp1" draw:master-page-name="Обычный">
        <office:forms form:automatic-focus="false" form:apply-design-mode="false"/>
        <draw:custom-shape draw:style-name="gr1" draw:text-style-name="P1" draw:layer="layout" svg:width="7cm" svg:height="5.5cm" svg:x="19.5cm" svg:y="1cm">
          <text:p/>
          <draw:enhanced-geometry svg:viewBox="0 0 88 21600" draw:mirror-horizontal="false" draw:mirror-vertical="false" draw:glue-points="44 ?f6 44 0 0 10800 44 21600 88 10800" draw:text-areas="0 ?f6 88 ?f3" draw:type="can" draw:modifiers="3828.394837302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7cm" svg:height="5.5cm" svg:x="10.5cm" svg:y="1cm">
          <text:p/>
          <draw:enhanced-geometry svg:viewBox="0 0 88 21600" draw:mirror-horizontal="false" draw:mirror-vertical="false" draw:glue-points="44 ?f6 44 0 0 10800 44 21600 88 10800" draw:text-areas="0 ?f6 88 ?f3" draw:type="can" draw:modifiers="3828.394837302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7cm" svg:height="5.5cm" svg:x="1.46cm" svg:y="0.979cm">
          <text:p/>
          <draw:enhanced-geometry svg:viewBox="0 0 88 21600" draw:mirror-horizontal="false" draw:mirror-vertical="false" draw:glue-points="44 ?f6 44 0 0 10800 44 21600 88 10800" draw:text-areas="0 ?f6 88 ?f3" draw:type="can" draw:modifiers="3828.394837302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" draw:text-style-name="P1" draw:layer="layout" svg:width="7cm" svg:height="2.5cm" svg:x="1.5cm" svg:y="4cm">
            <text:p text:style-name="P1">D5</text:p>
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7cm" svg:height="2.5cm" svg:x="1.5cm" svg:y="2.5cm">
            <text:p text:style-name="P1">D3</text:p>
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7cm" svg:height="2.5cm" svg:x="1.5cm" svg:y="1cm">
            <text:p text:style-name="P1">D1</text:p>
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2" draw:text-style-name="P1" draw:layer="layout" svg:width="7cm" svg:height="2.5cm" svg:x="10.5cm" svg:y="4cm">
            <text:p text:style-name="P1">D6</text:p>
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7cm" svg:height="2.5cm" svg:x="10.5cm" svg:y="2.5cm">
            <text:p text:style-name="P1">D4</text:p>
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7cm" svg:height="2.5cm" svg:x="10.5cm" svg:y="1cm">
            <text:p text:style-name="P1">D2</text:p>
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3" draw:text-style-name="P1" draw:layer="layout" svg:width="7cm" svg:height="2.5cm" svg:x="19.5cm" svg:y="4cm">
            <text:p text:style-name="P1">S5-6</text:p>
            <draw:enhanced-geometry svg:viewBox="0 0 88 21600" draw:mirror-horizontal="false" draw:mirror-vertical="false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1" draw:layer="layout" svg:width="7cm" svg:height="2.5cm" svg:x="19.5cm" svg:y="2.5cm">
            <text:p text:style-name="P1">S3-4</text:p>
            <draw:enhanced-geometry svg:viewBox="0 0 88 21600" draw:mirror-horizontal="false" draw:mirror-vertical="false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1" draw:layer="layout" svg:width="7cm" svg:height="2.5cm" svg:x="19.5cm" svg:y="1cm">
            <text:p text:style-name="P1">S1-2</text:p>
            <draw:enhanced-geometry svg:viewBox="0 0 88 21600" draw:mirror-horizontal="false" draw:mirror-vertical="false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1" draw:layer="layout" svg:width="1.25cm" svg:height="16cm" draw:transform="rotate (1.5707963267946) translate (1.5cm 7.5cm)">
          <text:p/>
          <draw:enhanced-geometry svg:viewBox="0 0 21600 21600" draw:glue-points="21600 0 0 10800 21600 21600" draw:text-areas="13800 ?f9 21600 ?f10" draw:type="left-brace" draw:modifiers="1401.37638962414 10895.629820051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1.25cm" svg:height="7cm" draw:transform="rotate (1.5707963267946) translate (19.5cm 7.5cm)">
          <text:p/>
          <draw:enhanced-geometry svg:viewBox="0 0 21600 21600" draw:glue-points="21600 0 0 10800 21600 21600" draw:text-areas="13800 ?f9 21600 ?f10" draw:type="left-brace" draw:modifiers="3072.93243822311 10895.629820051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layer="layout" svg:width="2.796cm" svg:height="0.963cm" svg:x="8.204cm" svg:y="7.838cm">
          <draw:text-box>
            <text:p>Данные</text:p>
          </draw:text-box>
        </draw:frame>
        <draw:frame draw:style-name="gr5" draw:layer="layout" svg:width="6.543cm" svg:height="0.963cm" svg:x="19.949cm" svg:y="7.838cm">
          <draw:text-box>
            <text:p>Контрольные суммы</text:p>
          </draw:text-box>
        </draw:frame>
      </draw:page>
      <draw:page draw:name="RAID 5" draw:style-name="dp1" draw:master-page-name="Обычный">
        <office:forms form:automatic-focus="false" form:apply-design-mode="false"/>
        <draw:custom-shape draw:style-name="gr1" draw:text-style-name="P1" draw:layer="layout" svg:width="7cm" svg:height="5.5cm" svg:x="19.5cm" svg:y="1.001cm">
          <text:p/>
          <draw:enhanced-geometry svg:viewBox="0 0 88 21600" draw:mirror-horizontal="false" draw:mirror-vertical="false" draw:glue-points="44 ?f6 44 0 0 10800 44 21600 88 10800" draw:text-areas="0 ?f6 88 ?f3" draw:type="can" draw:modifiers="3828.394837302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7cm" svg:height="5.5cm" svg:x="10.5cm" svg:y="1.001cm">
          <text:p/>
          <draw:enhanced-geometry svg:viewBox="0 0 88 21600" draw:mirror-horizontal="false" draw:mirror-vertical="false" draw:glue-points="44 ?f6 44 0 0 10800 44 21600 88 10800" draw:text-areas="0 ?f6 88 ?f3" draw:type="can" draw:modifiers="3828.394837302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7cm" svg:height="5.5cm" svg:x="1.46cm" svg:y="1.001cm">
          <text:p/>
          <draw:enhanced-geometry svg:viewBox="0 0 88 21600" draw:mirror-horizontal="false" draw:mirror-vertical="false" draw:glue-points="44 ?f6 44 0 0 10800 44 21600 88 10800" draw:text-areas="0 ?f6 88 ?f3" draw:type="can" draw:modifiers="3828.394837302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3" draw:text-style-name="P1" draw:layer="layout" svg:width="7cm" svg:height="2.5cm" svg:x="1.5cm" svg:y="4.001cm">
            <text:p text:style-name="P1">S5-6</text:p>
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7cm" svg:height="2.5cm" svg:x="1.5cm" svg:y="2.501cm">
            <text:p text:style-name="P1">D4</text:p>
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7cm" svg:height="2.5cm" svg:x="1.5cm" svg:y="1.001cm">
            <text:p text:style-name="P1">D1</text:p>
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2" draw:text-style-name="P1" draw:layer="layout" svg:width="7cm" svg:height="2.5cm" svg:x="10.5cm" svg:y="4.001cm">
            <text:p text:style-name="P1">D5</text:p>
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1" draw:layer="layout" svg:width="7cm" svg:height="2.5cm" svg:x="10.5cm" svg:y="2.501cm">
            <text:p text:style-name="P1">S3-4</text:p>
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7cm" svg:height="2.5cm" svg:x="10.5cm" svg:y="1.001cm">
            <text:p text:style-name="P1">D2</text:p>
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2" draw:text-style-name="P1" draw:layer="layout" svg:width="7cm" svg:height="2.5cm" svg:x="19.5cm" svg:y="4.001cm">
            <text:p text:style-name="P1">D6</text:p>
            <draw:enhanced-geometry svg:viewBox="0 0 88 21600" draw:mirror-horizontal="false" draw:mirror-vertical="false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7cm" svg:height="2.5cm" svg:x="19.5cm" svg:y="2.501cm">
            <text:p text:style-name="P1">D3</text:p>
            <draw:enhanced-geometry svg:viewBox="0 0 88 21600" draw:mirror-horizontal="false" draw:mirror-vertical="false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1" draw:layer="layout" svg:width="7cm" svg:height="2.5cm" svg:x="19.5cm" svg:y="1.001cm">
            <text:p text:style-name="P1">S1-2</text:p>
            <draw:enhanced-geometry svg:viewBox="0 0 88 21600" draw:mirror-horizontal="false" draw:mirror-vertical="false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  <draw:page draw:name="RAID 6" draw:style-name="dp1" draw:master-page-name="Обычный">
        <office:forms form:automatic-focus="false" form:apply-design-mode="false"/>
        <draw:custom-shape draw:style-name="gr6" draw:text-style-name="P1" draw:layer="layout" svg:width="3.366cm" svg:height="5.5cm" svg:x="10.134cm" svg:y="1.001cm">
          <text:p/>
          <draw:enhanced-geometry svg:viewBox="0 0 88 21600" draw:mirror-horizontal="false" draw:mirror-vertical="false" draw:glue-points="44 ?f6 44 0 0 10800 44 21600 88 10800" draw:text-areas="0 ?f6 88 ?f3" draw:type="can" draw:modifiers="3828.394837302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3.366cm" svg:height="5.5cm" svg:x="5.807cm" svg:y="1.001cm">
          <text:p/>
          <draw:enhanced-geometry svg:viewBox="0 0 88 21600" draw:mirror-horizontal="false" draw:mirror-vertical="false" draw:glue-points="44 ?f6 44 0 0 10800 44 21600 88 10800" draw:text-areas="0 ?f6 88 ?f3" draw:type="can" draw:modifiers="3828.394837302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3.366cm" svg:height="5.5cm" svg:x="1.46cm" svg:y="1.001cm">
          <text:p/>
          <draw:enhanced-geometry svg:viewBox="0 0 88 21600" draw:mirror-horizontal="false" draw:mirror-vertical="false" draw:glue-points="44 ?f6 44 0 0 10800 44 21600 88 10800" draw:text-areas="0 ?f6 88 ?f3" draw:type="can" draw:modifiers="3828.394837302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3.366cm" svg:height="2.5cm" svg:x="1.479cm" svg:y="4.001cm">
          <text:p text:style-name="P1">S<text:span text:style-name="T1">1</text:span>9-12</text:p>
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366cm" svg:height="2.5cm" svg:x="1.479cm" svg:y="2.501cm">
          <text:p text:style-name="P1">D5</text:p>
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366cm" svg:height="2.5cm" svg:x="1.479cm" svg:y="1.001cm">
          <text:p text:style-name="P1">D1</text:p>
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3.366cm" svg:height="2.5cm" svg:x="5.807cm" svg:y="4.001cm">
          <text:p text:style-name="P1">S<text:span text:style-name="T1">2</text:span>9-12</text:p>
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366cm" svg:height="2.5cm" svg:x="5.807cm" svg:y="2.501cm">
          <text:p text:style-name="P1">D6</text:p>
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366cm" svg:height="2.5cm" svg:x="5.807cm" svg:y="1.001cm">
          <text:p text:style-name="P1">D2</text:p>
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366cm" svg:height="2.5cm" svg:x="10.134cm" svg:y="4.001cm">
          <text:p text:style-name="P1">D9</text:p>
          <draw:enhanced-geometry svg:viewBox="0 0 88 21600" draw:mirror-horizontal="false" draw:mirror-vertical="false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3.366cm" svg:height="2.5cm" svg:x="10.134cm" svg:y="2.501cm">
          <text:p text:style-name="P1">S<text:span text:style-name="T1">1</text:span>5-8</text:p>
          <draw:enhanced-geometry svg:viewBox="0 0 88 21600" draw:mirror-horizontal="false" draw:mirror-vertical="false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366cm" svg:height="2.5cm" svg:x="10.134cm" svg:y="1.001cm">
          <text:p text:style-name="P1">D3</text:p>
          <draw:enhanced-geometry svg:viewBox="0 0 88 21600" draw:mirror-horizontal="false" draw:mirror-vertical="false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3.366cm" svg:height="5.5cm" svg:x="23.134cm" svg:y="1cm">
          <text:p/>
          <draw:enhanced-geometry svg:viewBox="0 0 88 21600" draw:mirror-horizontal="false" draw:mirror-vertical="false" draw:glue-points="44 ?f6 44 0 0 10800 44 21600 88 10800" draw:text-areas="0 ?f6 88 ?f3" draw:type="can" draw:modifiers="3828.394837302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3.366cm" svg:height="5.5cm" svg:x="18.807cm" svg:y="1cm">
          <text:p/>
          <draw:enhanced-geometry svg:viewBox="0 0 88 21600" draw:mirror-horizontal="false" draw:mirror-vertical="false" draw:glue-points="44 ?f6 44 0 0 10800 44 21600 88 10800" draw:text-areas="0 ?f6 88 ?f3" draw:type="can" draw:modifiers="3828.394837302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3.366cm" svg:height="5.5cm" svg:x="14.46cm" svg:y="1cm">
          <text:p/>
          <draw:enhanced-geometry svg:viewBox="0 0 88 21600" draw:mirror-horizontal="false" draw:mirror-vertical="false" draw:glue-points="44 ?f6 44 0 0 10800 44 21600 88 10800" draw:text-areas="0 ?f6 88 ?f3" draw:type="can" draw:modifiers="3828.394837302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366cm" svg:height="2.5cm" svg:x="14.479cm" svg:y="4cm">
          <text:p text:style-name="P1">D10</text:p>
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3.366cm" svg:height="2.5cm" svg:x="14.479cm" svg:y="2.5cm">
          <text:p text:style-name="P1">S<text:span text:style-name="T1">2</text:span>5-8</text:p>
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366cm" svg:height="2.5cm" svg:x="14.479cm" svg:y="1cm">
          <text:p text:style-name="P1">D4</text:p>
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366cm" svg:height="2.5cm" svg:x="18.807cm" svg:y="4cm">
          <text:p text:style-name="P1">D11</text:p>
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366cm" svg:height="2.5cm" svg:x="18.807cm" svg:y="2.5cm">
          <text:p text:style-name="P1">D7</text:p>
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3.366cm" svg:height="2.5cm" svg:x="18.807cm" svg:y="1cm">
          <text:p text:style-name="P1">S<text:span text:style-name="T1">1</text:span>1-4</text:p>
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366cm" svg:height="2.5cm" svg:x="23.134cm" svg:y="4cm">
          <text:p text:style-name="P1">D12</text:p>
          <draw:enhanced-geometry svg:viewBox="0 0 88 21600" draw:mirror-horizontal="false" draw:mirror-vertical="false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366cm" svg:height="2.5cm" svg:x="23.134cm" svg:y="2.5cm">
          <text:p text:style-name="P1">D8</text:p>
          <draw:enhanced-geometry svg:viewBox="0 0 88 21600" draw:mirror-horizontal="false" draw:mirror-vertical="false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3.366cm" svg:height="2.5cm" svg:x="23.134cm" svg:y="1cm">
          <text:p text:style-name="P1">S<text:span text:style-name="T1">2</text:span>1-4</text:p>
          <draw:enhanced-geometry svg:viewBox="0 0 88 21600" draw:mirror-horizontal="false" draw:mirror-vertical="false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 </meta:initial-creator>
    <meta:creation-date>2010-03-07T11:34:47</meta:creation-date>
    <dc:date>2010-03-22T15:29:52.82</dc:date>
    <dc:creator>Дмитрий Луцив</dc:creator>
    <meta:editing-duration>PT01H44M11S</meta:editing-duration>
    <meta:editing-cycles>15</meta:editing-cycles>
    <meta:generator>OpenOffice.org/3.1$Win32 OpenOffice.org_project/310m19$Build-9420</meta:generator>
    <meta:document-statistic meta:object-count="90"/>
  </office:meta>
</office:document-meta>
</file>